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4.96mm"/>
    </style:style>
    <style:style style:name="co3" style:family="table-column">
      <style:table-column-properties fo:break-before="auto" style:column-width="80.0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Prop NS</text:p>
          </table:table-cell>
          <table:table-cell/>
        </table:table-row>
        <table:table-row table:style-name="ro1">
          <table:table-cell table:style-name="ce1" office:value-type="string" calcext:value-type="string">
            <text:p>Lauriane</text:p>
          </table:table-cell>
          <table:table-cell office:value-type="string" calcext:value-type="string">
            <text:p><text:s/>ou est que tu veux aller manger ce soir ?</text:p>
          </table:table-cell>
          <table:table-cell office:value-type="string" calcext:value-type="string">
            <text:p>Ask.Object(Restaurant, *)</text:p>
          </table:table-cell>
          <table:table-cell office:value-type="string" calcext:value-type="string">
            <text:p>Propose.object(*)</text:p>
          </table:table-cell>
          <table:table-cell table:style-name="ce3" office:value-type="string" calcext:value-type="string">
            <text:p>ou bien un nouveau performatif</text:p>
          </table:table-cell>
        </table:table-row>
        <table:table-row table:style-name="ro2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<text:s/>Alors j'avoue <text:s/>j'aime bien les restaus breton.</text:p>
          </table:table-cell>
          <table:table-cell table:style-name="ce1" office:value-type="string" calcext:value-type="string">
            <text:p>State.Object(cuisine, Breton)</text:p>
          </table:table-cell>
          <table:table-cell office:value-type="string" calcext:value-type="string">
            <text:p>Propose.criteria(cuisine,Breton)</text:p>
          </table:table-cell>
          <table:table-cell/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J'aime bien manger des crêpes</text:p>
          </table:table-cell>
          <table:table-cell office:value-type="string" calcext:value-type="string">
            <text:p>State.Preference^cuisine(crepes*)</text:p>
          </table:table-cell>
          <table:table-cell office:value-type="string" calcext:value-type="string">
            <text:p>State.pref(cuisine,Breton,*)</text:p>
          </table:table-cell>
          <table:table-cell table:style-name="ce3" office:value-type="string" calcext:value-type="string">
            <text:p>je suppose crepe = breton : on est dans le type de cuisine</text:p>
          </table:table-cell>
        </table:table-row>
        <table:table-row table:style-name="ro2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je vais souvent a une crêperie qui s'appelle le Josselin et le petit Josselin</text:p>
          </table:table-cell>
          <table:table-cell table:style-name="ce1" office:value-type="string" calcext:value-type="string">
            <text:p>State.Object^restaurant(Josselin, *)</text:p>
          </table:table-cell>
          <table:table-cell office:value-type="string" calcext:value-type="string">
            <text:p>Propose.object(Josselin)</text:p>
          </table:table-cell>
          <table:table-cell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<text:s/>Ayant passé 3 ans a Rennes. Les crêperies sur paris sont un peu moyennes</text:p>
          </table:table-cell>
          <table:table-cell table:style-name="ce1" office:value-type="string" calcext:value-type="string">
            <text:p>State.Preferecne^Creperie(Rennes, Paris )</text:p>
          </table:table-cell>
          <table:table-cell office:value-type="string" calcext:value-type="string">
            <text:p>Reject.criteria(cuisine,Breton)</text:p>
          </table:table-cell>
          <table:table-cell table:style-name="ce3" office:value-type="string" calcext:value-type="string">
            <text:p>ici, on a aussi un soucis dans le modèle : on ne peut pas exprimer du multicritères. Par exemple : Pref^cuisine&amp;location(*,creperie&amp;paris)</text:p>
          </table:table-cell>
        </table:table-row>
        <table:table-row table:style-name="ro2">
          <table:table-cell office:value-type="string" calcext:value-type="string">
            <text:p>Lauriane</text:p>
          </table:table-cell>
          <table:table-cell office:value-type="string" calcext:value-type="string">
            <text:p>Sinon j'aime bien japonais</text:p>
          </table:table-cell>
          <table:table-cell office:value-type="string" calcext:value-type="string">
            <text:p>State.preferecne^Cuisine( japonais, crepes),</text:p>
          </table:table-cell>
          <table:table-cell office:value-type="string" calcext:value-type="string">
            <text:p>State.pref(cuisine,Japonais,*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e n'aime pas du tout le japonais.</text:p>
          </table:table-cell>
          <table:table-cell office:value-type="string" calcext:value-type="string">
            <text:p>State.preferecne^Cuisine(* , japonais),</text:p>
          </table:table-cell>
          <table:table-cell office:value-type="string" calcext:value-type="string">
            <text:p>State.pref(cuisine,*,Japonais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<text:s/>Je n'aime pas trop les sushi déjà. Non je ne suis pas trop cuisine asiatique.</text:p>
          </table:table-cell>
          <table:table-cell office:value-type="string" calcext:value-type="string">
            <text:p>State,preference^Cuisine (* ,asiatique)</text:p>
          </table:table-cell>
          <table:table-cell office:value-type="string" calcext:value-type="string">
            <text:p>State.pref(cuisine,*,Chinois), State.pref(cuisine,*,Thai), …</text:p>
          </table:table-cell>
          <table:table-cell table:style-name="ce3" office:value-type="string" calcext:value-type="string">
            <text:p>ici, on a aussi un soucis dans le modèle : on ne peut pas exprimer du multicritères. Par exemple : Pref^cuisine&amp;location(*,creperie&amp;paris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'aime bien les restaus italiens et africains aussi. c'est très bon aussi.</text:p>
          </table:table-cell>
          <table:table-cell table:style-name="ce1" office:value-type="string" calcext:value-type="string">
            <text:p>State,preference^Cuisine(africain,asiatique), State,preference^Cuisine(italien,asiatique)</text:p>
          </table:table-cell>
          <table:table-cell office:value-type="string" calcext:value-type="string">
            <text:p>State.pref(cuisine,Italien,*), State.pref(cuisine,Africain,*)</text:p>
          </table:table-cell>
          <table:table-cell/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les restaus africains. je ne suis pas fan</text:p>
          </table:table-cell>
          <table:table-cell office:value-type="string" calcext:value-type="string">
            <text:p>State,Preference^Cuisine (*,africain)</text:p>
          </table:table-cell>
          <table:table-cell office:value-type="string" calcext:value-type="string">
            <text:p>State.pref(cuisine,*,Africain)</text:p>
          </table:table-cell>
          <table:table-cell/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sinon Ya un excellent restaurant. c'est <text:s/>Aveyronnais a Bercy ou il font de l'aligot</text:p>
          </table:table-cell>
          <table:table-cell office:value-type="string" calcext:value-type="string">
            <text:p>Propose,Object^Restaurant(Cuisine,Aveyronnais), Propose,Object^Restaurant(location, Bercy))</text:p>
          </table:table-cell>
          <table:table-cell office:value-type="string" calcext:value-type="string">
            <text:p>Propose.criteria(cuisine,Aveyronnais), Propose.criteria(location,Bercy), Propose.object(x)</text:p>
          </table:table-cell>
          <table:table-cell table:style-name="ce3" office:value-type="string" calcext:value-type="string">
            <text:p>on a besoin ici de nommer la proposition x car elle revient après !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si tu aimes le fromage y'a un restau a versaillais qui s'appelle le cheese club, et tous les plats (entrée, plat dessert) sont a base de fromage</text:p>
          </table:table-cell>
          <table:table-cell table:style-name="ce1" office:value-type="string" calcext:value-type="string">
            <text:p>Propose,Object^Restaurant(Cuisine,fromage), Propose,Object^Restaurant(location, versaille))</text:p>
          </table:table-cell>
          <table:table-cell office:value-type="string" calcext:value-type="string">
            <text:p>Reject.criteria(x), Propose.criteria(cuisine,fromage), Propose.criteria(location,Versailles), Propose.object(cheeseclub)</text:p>
          </table:table-cell>
          <table:table-cell/>
        </table:table-row>
        <table:table-row table:style-name="ro2">
          <table:table-cell office:value-type="string" calcext:value-type="string">
            <text:p>Leonor</text:p>
          </table:table-cell>
          <table:table-cell office:value-type="string" calcext:value-type="string">
            <text:p>j'ai connu la cuisine africaine notamment la Camerounaise <text:s/>et c'est vraiment très bon.</text:p>
          </table:table-cell>
          <table:table-cell office:value-type="string" calcext:value-type="string">
            <text:p>State,Preference^Cuisine (camrounaise, *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or</text:p>
          </table:table-cell>
          <table:table-cell office:value-type="string" calcext:value-type="string">
            <text:p><text:s text:c="2"/>j'avoue que j'aime aussi la nourriture de l'afrique du nord. j'aime beaucoup le couscous et le tajine.</text:p>
          </table:table-cell>
          <table:table-cell table:style-name="ce1" office:value-type="string" calcext:value-type="string">
            <text:p>State,Preference^Cuisine (afrique du nord,*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iane</text:p>
          </table:table-cell>
          <table:table-cell office:value-type="string" calcext:value-type="string">
            <text:p><text:s text:c="2"/>on my a trainé une ou deux fois mais c'etait trop epicé.</text:p>
          </table:table-cell>
          <table:table-cell office:value-type="string" calcext:value-type="string">
            <text:p>State,Preference^Cuisine(* ,afrique du nord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….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uriane</text:p>
          </table:table-cell>
          <table:table-cell office:value-type="string" calcext:value-type="string">
            <text:p>les epices ça ne passe pas du tout </text:p>
          </table:table-cell>
          <table:table-cell table:style-name="ce1" office:value-type="string" calcext:value-type="string">
            <text:p>State,Preference^Cuisine (*, epic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or</text:p>
          </table:table-cell>
          <table:table-cell office:value-type="string" calcext:value-type="string">
            <text:p>si tu n'aime pas la cuisine épicé je suis sure que le restaurant aveyronnais te plairai bien</text:p>
          </table:table-cell>
          <table:table-cell office:value-type="string" calcext:value-type="string">
            <text:p>Propose.Object^Restaurant(Cuisine,Aveyronnai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iane</text:p>
          </table:table-cell>
          <table:table-cell office:value-type="string" calcext:value-type="string">
            <text:p>mais apres on peut toujours tester la nouveauté si tu dis qu'il n'ya pas bcp d'epices dans la cuisine africaine pourquoi pas</text:p>
          </table:table-cell>
          <table:table-cell office:value-type="string" calcext:value-type="string">
            <text:p>Accept.Object^Restaurant(cuisine, Africain)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or</text:p>
          </table:table-cell>
          <table:table-cell office:value-type="string" calcext:value-type="string">
            <text:p>Moi aussi j'avais gouté cooréen aussi...Mais tu vois je préfère ça au japonais.</text:p>
          </table:table-cell>
          <table:table-cell office:value-type="string" calcext:value-type="string">
            <text:p>State,Preference^Cuisine (cooreen, japonais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Ce dont je me rends compte, c'est qu'on a surtout des j'aime/j'aime pas, plus que des « je préfère X à Y »… Donc notre pref binaire n'est pas forcément idéal…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Il nous manque aussi les inclusions (crèpe &lt; Breton, aligot &lt; Aveyronnais, Bercy &lt; Paris, …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12:35:34.091298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4:47:33.076610234</meta:creation-date>
    <dc:date>2015-10-07T12:47:21.381359767</dc:date>
    <meta:editing-duration>PT1H14M47S</meta:editing-duration>
    <meta:editing-cycles>7</meta:editing-cycles>
    <meta:generator>LibreOffice/4.4.2.2$Linux_X86_64 LibreOffice_project/40m0$Build-2</meta:generator>
    <dc:creator>Nicolas Sabouret</dc:creator>
    <meta:document-statistic meta:table-count="1" meta:cell-count="78" meta:object-count="0"/>
  </office:meta>
</office:document-meta>
</file>